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c3a2" officeooo:paragraph-rsid="0007c3a2"/>
    </style:style>
    <style:style style:name="P2" style:family="paragraph" style:parent-style-name="Standard">
      <style:text-properties officeooo:rsid="000bb3c5" officeooo:paragraph-rsid="000bb3c5"/>
    </style:style>
    <style:style style:name="P3" style:family="paragraph" style:parent-style-name="Standard">
      <style:text-properties officeooo:rsid="000bb3c5" officeooo:paragraph-rsid="000cc499"/>
    </style:style>
    <style:style style:name="P4" style:family="paragraph" style:parent-style-name="Standard">
      <style:text-properties officeooo:rsid="000cc499" officeooo:paragraph-rsid="000cc499"/>
    </style:style>
    <style:style style:name="P5" style:family="paragraph" style:parent-style-name="Standard">
      <style:text-properties officeooo:rsid="000cc499" officeooo:paragraph-rsid="0022b9b6"/>
    </style:style>
    <style:style style:name="P6" style:family="paragraph" style:parent-style-name="Standard">
      <style:text-properties fo:font-weight="bold" officeooo:rsid="000cc499" officeooo:paragraph-rsid="001033cc" style:font-weight-asian="bold" style:font-weight-complex="bold"/>
    </style:style>
    <style:style style:name="P7" style:family="paragraph" style:parent-style-name="Standard">
      <style:text-properties fo:font-weight="bold" officeooo:rsid="000ea971" officeooo:paragraph-rsid="001033cc" style:font-weight-asian="bold" style:font-weight-complex="bold"/>
    </style:style>
    <style:style style:name="P8" style:family="paragraph" style:parent-style-name="Standard">
      <style:text-properties fo:font-weight="bold" officeooo:rsid="001827b8" officeooo:paragraph-rsid="001827b8" style:font-weight-asian="bold" style:font-weight-complex="bold"/>
    </style:style>
    <style:style style:name="P9" style:family="paragraph" style:parent-style-name="Standard">
      <style:text-properties fo:font-weight="bold" officeooo:rsid="001ed172" officeooo:paragraph-rsid="001ed172" style:font-weight-asian="bold" style:font-weight-complex="bold"/>
    </style:style>
    <style:style style:name="P10" style:family="paragraph" style:parent-style-name="Standard">
      <style:text-properties fo:font-weight="bold" officeooo:rsid="0028b85f" officeooo:paragraph-rsid="00365f0d" style:font-weight-asian="bold" style:font-weight-complex="bold"/>
    </style:style>
    <style:style style:name="P11" style:family="paragraph" style:parent-style-name="Standard">
      <style:text-properties fo:font-weight="normal" officeooo:rsid="00147acc" officeooo:paragraph-rsid="00147acc" style:font-weight-asian="normal" style:font-weight-complex="normal"/>
    </style:style>
    <style:style style:name="P12" style:family="paragraph" style:parent-style-name="Standard">
      <style:text-properties fo:font-weight="normal" officeooo:rsid="00153fc8" officeooo:paragraph-rsid="00153fc8" style:font-weight-asian="normal" style:font-weight-complex="normal"/>
    </style:style>
    <style:style style:name="P13" style:family="paragraph" style:parent-style-name="Standard">
      <style:text-properties fo:font-weight="normal" officeooo:rsid="00165d81" officeooo:paragraph-rsid="00165d81" style:font-weight-asian="normal" style:font-weight-complex="normal"/>
    </style:style>
    <style:style style:name="P14" style:family="paragraph" style:parent-style-name="Standard">
      <style:text-properties fo:font-weight="normal" officeooo:rsid="001827b8" officeooo:paragraph-rsid="001827b8" style:font-weight-asian="normal" style:font-weight-complex="normal"/>
    </style:style>
    <style:style style:name="P15" style:family="paragraph" style:parent-style-name="Standard">
      <style:text-properties fo:font-weight="normal" officeooo:rsid="0019c7df" officeooo:paragraph-rsid="0019c7df" style:font-weight-asian="normal" style:font-weight-complex="normal"/>
    </style:style>
    <style:style style:name="P16" style:family="paragraph" style:parent-style-name="Standard">
      <style:text-properties fo:font-weight="normal" officeooo:rsid="001c0cb5" officeooo:paragraph-rsid="001c0cb5" style:font-weight-asian="normal" style:font-weight-complex="normal"/>
    </style:style>
    <style:style style:name="P17" style:family="paragraph" style:parent-style-name="Standard">
      <style:text-properties fo:font-weight="normal" officeooo:rsid="001c0cb5" officeooo:paragraph-rsid="001c19bf" style:font-weight-asian="normal" style:font-weight-complex="normal"/>
    </style:style>
    <style:style style:name="P18" style:family="paragraph" style:parent-style-name="Standard">
      <style:text-properties fo:font-weight="normal" officeooo:rsid="001ed172" officeooo:paragraph-rsid="001ed172" style:font-weight-asian="normal" style:font-weight-complex="normal"/>
    </style:style>
    <style:style style:name="P19" style:family="paragraph" style:parent-style-name="Standard">
      <style:text-properties fo:font-weight="normal" officeooo:rsid="001c19bf" officeooo:paragraph-rsid="001c19bf" style:font-weight-asian="normal" style:font-weight-complex="normal"/>
    </style:style>
    <style:style style:name="P20" style:family="paragraph" style:parent-style-name="Standard">
      <style:text-properties fo:font-weight="normal" officeooo:rsid="001f1d04" officeooo:paragraph-rsid="001ed172" style:font-weight-asian="normal" style:font-weight-complex="normal"/>
    </style:style>
    <style:style style:name="P21" style:family="paragraph" style:parent-style-name="Standard">
      <style:text-properties fo:font-weight="normal" officeooo:rsid="00219882" officeooo:paragraph-rsid="00219882" style:font-weight-asian="normal" style:font-weight-complex="normal"/>
    </style:style>
    <style:style style:name="P22" style:family="paragraph" style:parent-style-name="Standard">
      <style:text-properties fo:font-weight="normal" officeooo:rsid="00219882" officeooo:paragraph-rsid="0025f8f9" style:font-weight-asian="normal" style:font-weight-complex="normal"/>
    </style:style>
    <style:style style:name="P23" style:family="paragraph" style:parent-style-name="Standard">
      <style:text-properties fo:font-weight="normal" officeooo:rsid="0025f8f9" officeooo:paragraph-rsid="0025f8f9" style:font-weight-asian="normal" style:font-weight-complex="normal"/>
    </style:style>
    <style:style style:name="P24" style:family="paragraph" style:parent-style-name="Standard">
      <style:text-properties fo:font-weight="normal" officeooo:rsid="0025f8f9" officeooo:paragraph-rsid="002fc1db" style:font-weight-asian="normal" style:font-weight-complex="normal"/>
    </style:style>
    <style:style style:name="P25" style:family="paragraph" style:parent-style-name="Standard">
      <style:text-properties fo:font-weight="normal" officeooo:rsid="0026a275" officeooo:paragraph-rsid="0026a275" style:font-weight-asian="normal" style:font-weight-complex="normal"/>
    </style:style>
    <style:style style:name="P26" style:family="paragraph" style:parent-style-name="Standard">
      <style:text-properties fo:font-weight="normal" officeooo:rsid="0027e51c" officeooo:paragraph-rsid="0027e51c" style:font-weight-asian="normal" style:font-weight-complex="normal"/>
    </style:style>
    <style:style style:name="P27" style:family="paragraph" style:parent-style-name="Standard">
      <style:text-properties fo:font-weight="normal" officeooo:rsid="0028b85f" officeooo:paragraph-rsid="0028b85f" style:font-weight-asian="normal" style:font-weight-complex="normal"/>
    </style:style>
    <style:style style:name="P28" style:family="paragraph" style:parent-style-name="Standard">
      <style:text-properties fo:font-weight="normal" officeooo:rsid="002a9e06" officeooo:paragraph-rsid="002befb8" style:font-weight-asian="normal" style:font-weight-complex="normal"/>
    </style:style>
    <style:style style:name="P29" style:family="paragraph" style:parent-style-name="Standard">
      <style:text-properties fo:font-weight="normal" officeooo:rsid="002e72d8" officeooo:paragraph-rsid="002e72d8" style:font-weight-asian="normal" style:font-weight-complex="normal"/>
    </style:style>
    <style:style style:name="P30" style:family="paragraph" style:parent-style-name="Standard">
      <style:text-properties fo:font-weight="normal" officeooo:rsid="0034a6b7" officeooo:paragraph-rsid="0034a6b7" style:font-weight-asian="normal" style:font-weight-complex="normal"/>
    </style:style>
    <style:style style:name="P31" style:family="paragraph" style:parent-style-name="Standard">
      <style:text-properties fo:font-weight="normal" officeooo:rsid="00365f0d" officeooo:paragraph-rsid="00365f0d" style:font-weight-asian="normal" style:font-weight-complex="normal"/>
    </style:style>
    <style:style style:name="P32" style:family="paragraph" style:parent-style-name="Standard">
      <style:text-properties fo:font-weight="normal" officeooo:rsid="003717e2" officeooo:paragraph-rsid="003717e2" style:font-weight-asian="normal" style:font-weight-complex="normal"/>
    </style:style>
    <style:style style:name="P33" style:family="paragraph" style:parent-style-name="Standard">
      <style:text-properties fo:font-weight="normal" officeooo:rsid="00387d5c" officeooo:paragraph-rsid="00387d5c" style:font-weight-asian="normal" style:font-weight-complex="normal"/>
    </style:style>
    <style:style style:name="P34" style:family="paragraph" style:parent-style-name="Standard">
      <style:text-properties fo:font-weight="normal" officeooo:rsid="0039838b" officeooo:paragraph-rsid="0039838b" style:font-weight-asian="normal" style:font-weight-complex="normal"/>
    </style:style>
    <style:style style:name="P35" style:family="paragraph" style:parent-style-name="Standard">
      <style:text-properties fo:font-weight="normal" officeooo:rsid="003f44ed" officeooo:paragraph-rsid="003f44ed" style:font-weight-asian="normal" style:font-weight-complex="normal"/>
    </style:style>
    <style:style style:name="P36" style:family="paragraph" style:parent-style-name="Standard">
      <style:text-properties fo:font-size="18pt" fo:font-weight="bold" officeooo:rsid="000cc499" officeooo:paragraph-rsid="001033cc" style:font-size-asian="18pt" style:font-weight-asian="bold" style:font-size-complex="18pt" style:font-weight-complex="bold"/>
    </style:style>
    <style:style style:name="P37" style:family="paragraph" style:parent-style-name="Standard">
      <style:text-properties fo:font-size="18pt" fo:font-weight="bold" officeooo:rsid="000cc499" officeooo:paragraph-rsid="000cc499" style:font-size-asian="18pt" style:font-weight-asian="bold" style:font-size-complex="18pt" style:font-weight-complex="bold"/>
    </style:style>
    <style:style style:name="P38" style:family="paragraph" style:parent-style-name="Standard">
      <style:text-properties fo:font-size="16pt" fo:font-weight="bold" officeooo:rsid="000ca278" officeooo:paragraph-rsid="000ca278" style:font-size-asian="16pt" style:font-weight-asian="bold" style:font-size-complex="16pt" style:font-weight-complex="bold"/>
    </style:style>
    <style:style style:name="P39" style:family="paragraph" style:parent-style-name="Standard">
      <style:text-properties fo:font-variant="normal" fo:text-transform="none" fo:color="#252525" fo:letter-spacing="normal" officeooo:paragraph-rsid="003f44ed"/>
    </style:style>
    <style:style style:name="P40" style:family="paragraph" style:parent-style-name="Standard">
      <style:text-properties fo:font-weight="normal" officeooo:rsid="0031040c" officeooo:paragraph-rsid="001ed172" style:font-weight-asian="normal" style:font-weight-complex="normal"/>
    </style:style>
    <style:style style:name="P41" style:family="paragraph" style:parent-style-name="Standard">
      <style:text-properties fo:font-weight="normal" officeooo:rsid="003d6a64" officeooo:paragraph-rsid="00365f0d" style:font-weight-asian="normal" style:font-weight-complex="normal"/>
    </style:style>
    <style:style style:name="P42" style:family="paragraph" style:parent-style-name="Standard">
      <style:text-properties fo:font-weight="bold" officeooo:rsid="00356abe" officeooo:paragraph-rsid="0028b85f" style:font-weight-asian="bold" style:font-weight-complex="bold"/>
    </style:style>
    <style:style style:name="P43" style:family="paragraph" style:parent-style-name="Standard">
      <style:text-properties fo:font-weight="bold" officeooo:rsid="00356abe" officeooo:paragraph-rsid="00365f0d" style:font-weight-asian="bold" style:font-weight-complex="bold"/>
    </style:style>
    <style:style style:name="T1" style:family="text">
      <style:text-properties officeooo:rsid="000a0f60"/>
    </style:style>
    <style:style style:name="T2" style:family="text">
      <style:text-properties officeooo:rsid="000cc499"/>
    </style:style>
    <style:style style:name="T3" style:family="text">
      <style:text-properties officeooo:rsid="000ea971"/>
    </style:style>
    <style:style style:name="T4" style:family="text">
      <style:text-properties officeooo:rsid="0011c388"/>
    </style:style>
    <style:style style:name="T5" style:family="text">
      <style:text-properties officeooo:rsid="0013c4dc"/>
    </style:style>
    <style:style style:name="T6" style:family="text">
      <style:text-properties officeooo:rsid="001c19bf"/>
    </style:style>
    <style:style style:name="T7" style:family="text">
      <style:text-properties officeooo:rsid="001cc8cd"/>
    </style:style>
    <style:style style:name="T8" style:family="text">
      <style:text-properties officeooo:rsid="001f1d04"/>
    </style:style>
    <style:style style:name="T9" style:family="text">
      <style:text-properties officeooo:rsid="0022b9b6"/>
    </style:style>
    <style:style style:name="T10" style:family="text">
      <style:text-properties officeooo:rsid="0023dc67"/>
    </style:style>
    <style:style style:name="T11" style:family="text">
      <style:text-properties officeooo:rsid="00246756"/>
    </style:style>
    <style:style style:name="T12" style:family="text">
      <style:text-properties officeooo:rsid="0024f035"/>
    </style:style>
    <style:style style:name="T13" style:family="text">
      <style:text-properties officeooo:rsid="00257226"/>
    </style:style>
    <style:style style:name="T14" style:family="text">
      <style:text-properties officeooo:rsid="0025f8f9"/>
    </style:style>
    <style:style style:name="T15" style:family="text">
      <style:text-properties officeooo:rsid="0026a275"/>
    </style:style>
    <style:style style:name="T16" style:family="text">
      <style:text-properties officeooo:rsid="0027e51c"/>
    </style:style>
    <style:style style:name="T17" style:family="text">
      <style:text-properties officeooo:rsid="002fc1db"/>
    </style:style>
    <style:style style:name="T18" style:family="text">
      <style:text-properties officeooo:rsid="00356abe"/>
    </style:style>
    <style:style style:name="T19" style:family="text">
      <style:text-properties officeooo:rsid="003bfc05"/>
    </style:style>
    <style:style style:name="T20" style:family="text">
      <style:text-properties officeooo:rsid="0040781f"/>
    </style:style>
    <style:style style:name="T21" style:family="text">
      <style:text-properties officeooo:rsid="0041c502"/>
    </style:style>
    <style:style style:name="T22" style:family="text">
      <style:text-properties officeooo:rsid="004354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CACIÓN DE CALCULO MU MODAL EN VERIFICACIÓN DE MODELOS</text:p>
      <text:p text:style-name="P1"/>
      <text:p text:style-name="P1"/>
      <text:p text:style-name="P1">Por Luciano Putruele.</text:p>
      <text:p text:style-name="P1"/>
      <text:p text:style-name="P1">Proyecto/Tesis de grado, Universidad Nacional de Rio Cuarto, 2016.</text:p>
      <text:p text:style-name="P1"/>
      <text:p text:style-name="P1">Titulo: </text:p>
      <text:p text:style-name="P1">Aplicación de calculo mu modal en verificación de modelos.</text:p>
      <text:p text:style-name="P1"/>
      <text:p text:style-name="P1">Autor: </text:p>
      <text:p text:style-name="P1">Luciano Putruele.</text:p>
      <text:p text:style-name="P1"/>
      <text:p text:style-name="P1">Director: </text:p>
      <text:p text:style-name="P1">Pablo. F. Castro.</text:p>
      <text:p text:style-name="P1"/>
      <text:p text:style-name="P1">Co-director:</text:p>
      <text:p text:style-name="P1"><text:span text:style-name="T1">.</text:span>Germán Regis.</text:p>
      <text:p text:style-name="P1"/>
      <text:p text:style-name="P1">Número de páginas: 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ext:soft-page-break/>Resumen</text:p>
      <text:p text:style-name="P2"/>
      <text:p text:style-name="P3">En esta tesis desarrollaremos una herramienta de verificación de modelos (Model Checking),<text:span text:style-name="T2">llamado Mc2,</text:span> sobre programas formalizados en un lenguaje que también será desarrollado en este trabajo, llamado <text:span text:style-name="T2">LProc</text:span>. La herramienta de verificacíon se encargará de, valga la redundancia, verificar propiedades caracterizadas en la forma de la lógica temporal Calculo Mu Modal sobre dichos programas <text:span text:style-name="T2">Lproc</text:span>. <text:span text:style-name="T5">A todo esto, el meta lenguaje utilizado para desarrollar tanto Lproc como Mc2 es el lenguaje funcional Haskel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7">Contenidos</text:p>
      <text:p text:style-name="P4"/>
      <text:p text:style-name="P4">1.Introducción.</text:p>
      <text:p text:style-name="P4">2.Conceptos básicos.</text:p>
      <text:p text:style-name="P4"><text:tab/>-Model Checking.</text:p>
      <text:p text:style-name="P4"><text:tab/>-Estructuras de Kripke.</text:p>
      <text:p text:style-name="P4"><text:tab/>-Calculo Mu.</text:p>
      <text:p text:style-name="P4">3.Lenguaje Lproc.</text:p>
      <text:p text:style-name="P4"><text:tab/>-<text:span text:style-name="T9">Noción.</text:span></text:p>
      <text:p text:style-name="P4"><text:tab/>-<text:span text:style-name="T9">Sintaxis.</text:span></text:p>
      <text:p text:style-name="P4"><text:tab/>-<text:span text:style-name="T9">Semantica.</text:span></text:p>
      <text:p text:style-name="P4">4.Model Checking simbólico.</text:p>
      <text:p text:style-name="P4"><text:tab/>-<text:span text:style-name="T9">Representación del modelo usando OBDDs.</text:span></text:p>
      <text:p text:style-name="P5"><text:tab/>-<text:span text:style-name="T9">Representación de la especificación usando OBDDs.</text:span></text:p>
      <text:p text:style-name="P5"><text:tab/>-<text:span text:style-name="T10">Model Checking sobre OBDDs.</text:span></text:p>
      <text:p text:style-name="P4">5.Model Checker Mc2.</text:p>
      <text:p text:style-name="P4"><text:tab/>-<text:span text:style-name="T11">Transformación de un programa Lproc a OBDD.</text:span></text:p>
      <text:p text:style-name="P4"><text:tab/>-<text:span text:style-name="T12">Model Checking usando Calculo Mu.</text:span></text:p>
      <text:p text:style-name="P4">6.Ejemplos.</text:p>
      <text:p text:style-name="P4"><text:tab/>-<text:span text:style-name="T12">Problema del Cruce de rio.</text:span></text:p>
      <text:p text:style-name="P4">7.<text:span text:style-name="T3">Conclus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text:soft-page-break/><text:span text:style-name="T18">1 </text:span>Introducción</text:p>
      <text:p text:style-name="P6"/>
      <text:p text:style-name="P11">El objetivo principal de este proyecto es explorar otras alternativas para especificar propiedades que un modelo deba satisfacer, siendo la alternativa en este trabajo el Calculo Mu, en vez de las logicas temporales mas utilizadas en este tipo de herramientas, como ser LTL, CTL y CTL*, además de que esto trae la ventaja de que el Calculo Mu es mas expresivo que los anteriormente nombrados.</text:p>
      <text:p text:style-name="P11">Como objetivo secundario cabe destacar la utilizacion de un lenguaje funcional como Haskell para el desarrollo de la herramienta en su totalidad, en lugar de utilizar lenguajes imperativos u orientados a objetos.</text:p>
      <text:p text:style-name="P12">Primero analizaremos conceptos básicos para la comprensión de esta tesis, conceptos como la verificación de modelos, representación de estos modelos, el concepto de lógicas temporales, y en particular el Calculo Mu.</text:p>
      <text:p text:style-name="P12">Luego estableceremos la idea detras del lenguaje Lproc, para entrar luego en detalle con la sintaxis y la semántica del lenguaje.</text:p>
      <text:p text:style-name="P12">Mas tarde introduciremos la noción de verificación simbolica de modelos para asi luego entrar en detalle sobre la implementación del model checker Mc2.</text:p>
      <text:p text:style-name="P13">Por ultimo veremos algunos ejemplos para afianzar el entendimiento de la aplicación práctica de esta herramien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6"><text:soft-page-break/><text:span text:style-name="T18">2 </text:span>Conceptos básico<text:span text:style-name="T4">s</text:span></text:p>
      <text:p text:style-name="P6"/>
      <text:p text:style-name="P8"><text:span text:style-name="T18">2.1 </text:span>Verificación de modelos</text:p>
      <text:p text:style-name="P14"/>
      <text:p text:style-name="P14">La verificación de modelos o model checking es una técnica automática de verificación de propiedades sobre sistemas con una cantidad finita de estados. Es una alternativa interesante con respecto al testing o las simulaciones ya que a diferencia de estas técnicas, el model checking hace una prueba exhaustiva del sistema, es decir, analiza todas las trazas posibles de la ejecución del sistema en cuestión. Sin embargo, esto trae un problema, esto es el problema de la explosión de estados. Esto ocurre en sistemas con muchas interacciones internas, y que pueden hacer crecer exponencialmente el espacio de estados posibles del sistema, ya que la prueba es exhaustiva no se puede ignorar ningun estado posible.</text:p>
      <text:p text:style-name="P15">En los últimos años <text:s/>se ha logrado un gran progreso en cómo lidiar con este problema mediante formas mas compactas de representar al sistema, como por ejemplo, una representación simbólica.</text:p>
      <text:p text:style-name="P15"/>
      <text:p text:style-name="P19">El proceso del model checking consta de varias tareas:</text:p>
      <text:p text:style-name="P17"/>
      <text:p text:style-name="P16">Model<text:span text:style-name="T6">ado:</text:span> <text:span text:style-name="T6">Lo primero es convertir el modelo de un sistema en un formalismo aceptado por la herramienta de verificación de modelos.</text:span></text:p>
      <text:p text:style-name="P16"/>
      <text:p text:style-name="P16"><text:span text:style-name="T6">Especificación:</text:span> <text:span text:style-name="T6">Es necesario expresar de alguna forma las propiedades que necesitan ser verificadas en el modelo. En general estas propiedades se dan en alguna lógica formal, particularmente lógicas temporales ya que estas pueden expresar comportamientos futuros del sistema.</text:span></text:p>
      <text:p text:style-name="P16"/>
      <text:p text:style-name="P16">Verif<text:span text:style-name="T7">icación: Dado el modelo y la especificación, la tarea de verificar significa explorar exhaustivamente todos los estados posibles del sistema para llegar a la conclusión de que el mismo satisface la especificacíon o no, en este último caso se suele dar también una traza de error, lo cuál ayuda al programador para encontrar fallas en el sistema. Sin embargo, la causa de que el modelo no haya pasado la verificación puede deberse a una especificación incorrecta.</text:span></text:p>
      <text:p text:style-name="P16"/>
      <text:p text:style-name="P9"><text:span text:style-name="T18">2.2 </text:span>Modelado de sistemas</text:p>
      <text:p text:style-name="P18"/>
      <text:p text:style-name="P40">En esta sección veremos como representar un modelo explicitamente mediante una estructura de Kripke, mas tarde veremos otra forma de representación llamada simbolica que representa el modelo mediante una formula lógica de primer orden.</text:p>
      <text:p text:style-name="P18"/>
      <text:p text:style-name="P18">Sea AP un conjunto de proposiciones atómicas, una estructura de Kripke M sobre AP es una cuatro-upla M = (S,S0,R,L) donde</text:p>
      <text:p text:style-name="P18">1. S es un conjunto finito de estados. </text:p>
      <text:p text:style-name="P18">2. S0 C S es el conjunto de estados iniciales. </text:p>
      <text:p text:style-name="P18">3. R C <text:span text:style-name="T8">S</text:span> x <text:span text:style-name="T8">S es una relación de transición total, es decir para cada estado s de S existe un estado s' de S tal que R(s,s') vale.</text:span></text:p>
      <text:p text:style-name="P18">4. L : S -<text:span text:style-name="T8">&gt;</text:span> 2<text:span text:style-name="T8">^</text:span>AP <text:span text:style-name="T8">es una función que etiqueta a cada estado con el conjunto de proposiciones atómicas que son verdaderas en ese estado.</text:span> </text:p>
      <text:p text:style-name="P20">Un camino en la estructura M desde un estado s es una secuencia infinita de estados p = s0,s1,s2,s3,... tal que s = s0 y R(si,si+1) vale para todo i&gt;0.</text:p>
      <text:p text:style-name="P20"/>
      <text:p text:style-name="P21">Sea V = {v1,v2,...vn} el conjunto de variables del sistema y sea D el dominio, llamaremos una valuación de V a una función que asocia a cada variable de V un valor de D.</text:p>
      <text:p text:style-name="P21"/>
      <text:p text:style-name="P22">Un estado del sistema se puede representar como una <text:span text:style-name="T13">valuación de las variables del sistema.</text:span> <text:span text:style-name="T14">Una proposición atómica de la forma v = d <text:s/>donde v pertenece a V y d pertenece a D será verdadera en </text:span><text:soft-page-break/><text:span text:style-name="T14">un estado s si s(v) = d.</text:span></text:p>
      <text:p text:style-name="P29">Dada una valuación, podemos escribir una formula que sea verdadera precisamente para esa valuación, por ejemplo si tenemos V = {x,y,z} y la valuación (x ← 3, y ← 1, z ← 4) entonces derivamos la formula x = 3 &amp; y = 1 &amp; z = 4. In general, a formula may be true for many valuations. If </text:p>
      <text:p text:style-name="P29">we adopt the convention that a formula represents the set of all valuations that make it true, </text:p>
      <text:p text:style-name="P29">then we can descnbe certain sets of states by first order formulas. In particular, the initial </text:p>
      <text:p text:style-name="P29">states of the system can be described by a first order formula So over the vanables in V. </text:p>
      <text:p text:style-name="P29">In addition to representing sets of states, we must be able to represent sets of transitions </text:p>
      <text:p text:style-name="P29">between states. To do this, we extend the idea used above. This time, we use a formula to </text:p>
      <text:p text:style-name="P29">represent a set of ordered pairs of states. We cannot do this using just a single copy of the</text:p>
      <text:p text:style-name="P23">We now show how to derive a Knpke structure M = (S, So, R, L) from the first order </text:p>
      <text:p text:style-name="P23">formulas So and R that represent the concurrent system </text:p>
      <text:p text:style-name="P23">■ <text:span text:style-name="T15">El conjunto S es el conjunto de todas las valuaciones para V.</text:span></text:p>
      <text:p text:style-name="P23">■ <text:span text:style-name="T15">S0 es un subconjunto de S que satisface la formula S0.</text:span></text:p>
      <text:p text:style-name="P23">■ <text:span text:style-name="T15">Sean s y s' dos estados, entonces R(s,s') vale si</text:span>Let s and s' be two states, then R(s, s') holds if H evaluates to True when each tie Vis </text:p>
      <text:p text:style-name="P23">assigned the value s(v) and each v' e V is assigned the value s'(v). <text:span text:style-name="T17">Como R debe ser total, extendemos R para que valga R(s,s) si s no tenia sucesores.</text:span></text:p>
      <text:p text:style-name="P24">■ <text:span text:style-name="T17">La función de etiquetado L: S → 2^AP esta definida de tal modo que L(s) es un subconjunto de proposiciones atómicas que son verdaderas en s.</text:span></text:p>
      <text:p text:style-name="P24"/>
      <text:p text:style-name="P23">Because we require that the transition relation of a Knpke structure is always total, we must </text:p>
      <text:p text:style-name="P23">extend the relation R if some state s has no successor In this case, we modify R so that </text:p>
      <text:p text:style-name="P23">R(s,s) holds.</text:p>
      <text:p text:style-name="P23"/>
      <text:p text:style-name="P25">Consideremos el siguiente ejemplo, tenemos V={x,y,z} y D = {True, False}, S0 (x,y,z) = x= True &amp; y=True &amp; z=False, y tenemos solo una transición: z := x &amp; y, definimos la estructura de kripke de la siguiente manera:</text:p>
      <text:p text:style-name="P25"/>
      <text:p text:style-name="P25">S = <text:span text:style-name="T16">D x D x D</text:span></text:p>
      <text:p text:style-name="P26">S0 = {(True,True,False)}</text:p>
      <text:p text:style-name="P26">R = {((True,True,False),(True,True,True)), ((True,True,True),(True,True,True))}</text:p>
      <text:p text:style-name="P28">L (True,True,False) = {x=True,y=True,z=False}, </text:p>
      <text:p text:style-name="P28">L (True,True,True) = {x=True,y=True,z=True}</text:p>
      <text:p text:style-name="P26"/>
      <text:p text:style-name="P27">El único camino posible en esta estructura partiendo del estado inicial es: <text:span text:style-name="T16">(True,True,False),(True,True,True), (True,True,True), (True,True,True) …</text:span></text:p>
      <text:p text:style-name="P27"/>
      <text:p text:style-name="P42">2.3 Especificación de propiedades</text:p>
      <text:p text:style-name="P27"/>
      <text:p text:style-name="P30">Ahora describiremos una logica para especificar propiedades deseadas en una estructura de Kripke u otra máquina de transición de estados. La lógica utiliza proposiciones atómicas y operadores como la disyunción <text:s/>y la negación para construir expresiones mas complicadas que describan propiedades sobre estados.</text:p>
      <text:p text:style-name="P30">La lógica temporal es un formalismo que permite describir secuencias de transiciones entre estados en un sistema reactivo, nos interesa saber si en algun momento se llega a un estado determinado o que nunca se llegue a un deadlock. Para esto introduce nuevos operadores especiales que permiten hablar sobre tiempo. Estos operadores pueden combinarse con los operadores lógicos conocidos. </text:p>
      <text:p text:style-name="P30">Analizaremos a continuación una lógica temporal muy potente llamada Calculo Mu.</text:p>
      <text:p text:style-name="P30"/>
      <text:p text:style-name="P30"/>
      <text:p text:style-name="P31"><text:soft-page-break/></text:p>
      <text:p text:style-name="P43">2.4 Calculo Mu</text:p>
      <text:p text:style-name="P10"/>
      <text:p text:style-name="P32">Sea M = (S,T, L) una estructura de Kripke y VAR = {Q, Q1, Q2, …} un conjunto de variables relacionales, donde a cada variable relacional se le puede asignar un subconjunto de S, construimos una mu-formula como sigue:</text:p>
      <text:p text:style-name="P32"/>
      <text:p text:style-name="P33">-Si p pertenece a AP entonces p es una formula.</text:p>
      <text:p text:style-name="P33">-Si Q pertenece a VAR, Q es una formula.</text:p>
      <text:p text:style-name="P33">-Si f y g son formulas, entonces !f, f | g, y f &amp; g son formulas.</text:p>
      <text:p text:style-name="P33">-Si f es una formula, entonces []f y &lt;&gt;f son formulas.</text:p>
      <text:p text:style-name="P33"><text:s/>-Si Q pertenece a VAR y f es una formula entonce MuQ.f y NuQ.f son formulas</text:p>
      <text:p text:style-name="P31"/>
      <text:p text:style-name="P34">Las variables pueden estar libres o ligadas en una formula a traves de un operador de punto fijo. Una formula cerrada es una formula sin variables libres.</text:p>
      <text:p text:style-name="P31"/>
      <text:p text:style-name="P34">El significado intuitivo de &lt;&gt;f es ''Es posible realizar una transición a un estado donde f vale'', <text:span text:style-name="T19">similarmente </text:span><text:s/>[]f <text:span text:style-name="T19">significa</text:span> ''f vale en todos los estados alcanzables por medio de una transición''</text:p>
      <text:p text:style-name="P41">Los operadores Mu y Nu expresan puntos fijos menores y mayores respectivamente. El conjunto vacio de estados se denota con False y el conjunto de todos los estados S se denota con True.</text:p>
      <text:p text:style-name="P31"/>
      <text:p text:style-name="P35">Ejemplos</text:p>
      <text:p text:style-name="P35"/>
      <text:p text:style-name="P35">-NuZ.f &amp; []Z se interpreta<text:span text:style-name="T22">­</text:span> como “f es verdadera <text:span text:style-name="T20">siempre </text:span>en todo camino”</text:p>
      <text:p text:style-name="P35">-MuZ.f | &lt;&gt;Z se interpreta como “existe un camino hacia un estado donde f vale”</text:p>
      <text:p text:style-name="P35">-NuZ.<text:span text:style-name="T21">&lt;&gt;T</text:span> &amp; []Z se interpreta como “<text:span text:style-name="T20">no hay estados que no tengan transiciones hacia otros estados</text:span>”</text:p>
      <text:p text:style-name="P39"/>
      <text:p text:style-name="P35"/>
      <text:p text:style-name="P30"/>
      <text:p text:style-name="P27"/>
      <text:p text:style-name="P14"/>
      <text:p text:style-name="P14"/>
      <text:p text:style-name="P6">Lenguaje Lproc</text:p>
      <text:p text:style-name="P6">Model Checking simbólico</text:p>
      <text:p text:style-name="P6">Model Checker Mc2</text:p>
      <text:p text:style-name="P6">Ejemplos</text:p>
      <text:p text:style-name="P7">Conclu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o Putruele</meta:initial-creator>
    <meta:creation-date>2016-01-11T15:22:05.554711740</meta:creation-date>
    <dc:date>2016-03-02T12:36:54.944680789</dc:date>
    <dc:creator>Luciano Putruele</dc:creator>
    <meta:editing-duration>PT4H2M27S</meta:editing-duration>
    <meta:editing-cycles>59</meta:editing-cycles>
    <meta:generator>LibreOffice/4.2.7.2$Linux_x86 LibreOffice_project/420m0$Build-2</meta:generator>
    <meta:document-statistic meta:table-count="0" meta:image-count="0" meta:object-count="0" meta:page-count="7" meta:paragraph-count="106" meta:word-count="1687" meta:character-count="10118" meta:non-whitespace-character-count="8502"/>
  </office:meta>
</office:document-meta>
</file>